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7"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8"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 style:family="paragraph" style:parent-style-name="Text_20_body">
      <style:paragraph-properties fo:margin-left="1.27cm" fo:margin-right="0cm" fo:text-indent="0cm" style:auto-text-indent="false"/>
    </style:style>
    <style:style style:name="T1"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style="italic" fo:background-color="transparent" loext:char-shading-value="0"/>
    </style:style>
    <style:style style:name="T7" style:family="text">
      <style:text-properties fo:font-style="italic" style:text-underline-style="solid" style:text-underline-width="auto" style:text-underline-color="font-color" fo:background-color="transparent" loext:char-shading-value="0"/>
    </style:style>
    <style:style style:name="T8" style:family="text">
      <style:text-properties fo:background-color="transparent" loext:char-shading-value="0"/>
    </style:style>
    <style:style style:name="T9" style:family="text">
      <style:text-properties style:text-underline-style="solid" style:text-underline-width="auto" style:text-underline-color="font-color" fo:background-color="transparent" loext:char-shading-value="0"/>
    </style:style>
    <style:style style:name="T10" style:family="text">
      <style:text-properties officeooo:rsid="0004278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22dfe8a5-7fff-ecf1-5229-bdcf7c357e15"/></text:p>
      <text:p text:style-name="P1">Name: <text:span text:style-name="T10">Rachit Tiwary</text:span></text:p>
      <text:p text:style-name="Text_20_body"/>
      <text:p text:style-name="P1">Registration Number: <text:span text:style-name="T10">16MIS1081</text:span></text:p>
      <text:p text:style-name="Text_20_body"/>
      <text:p text:style-name="P1">College: <text:span text:style-name="T10">VIT Chennai</text:span></text:p>
      <text:p text:style-name="Text_20_body"/>
      <text:p text:style-name="P1">Email-id: <text:span text:style-name="T10">rachittiwary@gmail.com</text:span></text:p>
      <text:p text:style-name="Text_20_body"/>
      <text:p text:style-name="P1">Contact number: <text:span text:style-name="T10">7550170279</text:span></text:p>
      <text:p text:style-name="Text_20_body"/>
      <text:p text:style-name="P3">QUESTION CHOSEN: VIT-Navigus ASSIGNMENT-1</text:p>
      <text:p text:style-name="Text_20_body"/>
      <text:p text:style-name="P2">MODULE 1: </text:p>
      <text:p text:style-name="Text_20_body"/>
      <text:p text:style-name="P2">USER REGISTRATION AND AUTHENTICATION PROCESS</text:p>
      <text:p text:style-name="Text_20_body"/>
      <text:p text:style-name="P1">We use the Django rest framework to facilitate user registration, authentication and email verification. </text:p>
      <text:p text:style-name="Text_20_body"/>
      <text:p text:style-name="P4"><text:span text:style-name="T1">Why Django?</text:span><text:span text:style-name="T5"> </text:span><text:span text:style-name="T3">Django is an open-source python web framework used for rapid development, pragmatic, maintainable, clean design, and secures websites. A web application framework is a toolkit of all components need for application development. The main goal of the Django framework is to allow developers to focus on components of the application that are new instead of spending time on already developed components.</text:span></text:p>
      <text:p text:style-name="Text_20_body"/>
      <text:list xml:id="list6891372562142143875" text:style-name="L1">
        <text:list-item>
          <text:p text:style-name="P5">User registration</text:p>
        </text:list-item>
      </text:list>
      <text:list xml:id="list8513070455306860989" text:style-name="L2">
        <text:list-item>
          <text:p text:style-name="P9">The API endpoint for creating or registering a new user is /api/accounts/register and it uses the POST method. </text:p>
        </text:list-item>
        <text:list-item>
          <text:p text:style-name="P9">The parameters requested are username, email-address, password, first_name, last_name</text:p>
        </text:list-item>
        <text:list-item>
          <text:p text:style-name="P9">And the response status codes are HTTP_200_OK or HTTP_400_BAD_REQUEST</text:p>
        </text:list-item>
      </text:list>
      <text:p text:style-name="P13"/>
      <text:list xml:id="list2101512338213334344" text:style-name="L3">
        <text:list-item>
          <text:p text:style-name="P6">User login and authentication</text:p>
        </text:list-item>
      </text:list>
      <text:list xml:id="list6150646294407755072" text:style-name="L4">
        <text:list-item>
          <text:p text:style-name="P10">For a user to login using the user’s credentials, the endpoint is /api/accounts/login and this also uses the POST method. </text:p>
        </text:list-item>
        <text:list-item>
          <text:p text:style-name="P10"><text:soft-page-break/>The parameters requested are email/username and password and a token value is sent in return.</text:p>
        </text:list-item>
        <text:list-item>
          <text:p text:style-name="P10">Response status codes are HTTP_200_OK or HTTP_400_BAD_REQUEST</text:p>
        </text:list-item>
      </text:list>
      <text:p text:style-name="P13"/>
      <text:list xml:id="list485754698328054724" text:style-name="L5">
        <text:list-item>
          <text:p text:style-name="P7"><text:span text:style-name="T9">User email verification </text:span><text:span text:style-name="T7">(extra feature)</text:span></text:p>
        </text:list-item>
      </text:list>
      <text:list xml:id="list3728053933601320450" text:style-name="L6">
        <text:list-item>
          <text:p text:style-name="P11">The api endpoint for email verification is /api/accounts/verify/&lt;code&gt; and it uses the GET method.</text:p>
        </text:list-item>
        <text:list-item>
          <text:p text:style-name="P11">The requested parameter is the invitation_code.</text:p>
        </text:list-item>
        <text:list-item>
          <text:p text:style-name="P11">The response status codes are HTTP_200_OK or HTTP_400_BAD_REQUEST.</text:p>
        </text:list-item>
      </text:list>
      <text:p text:style-name="P13"><text:line-break/></text:p>
      <text:p text:style-name="P2">MODULE 2:</text:p>
      <text:p text:style-name="Text_20_body"/>
      <text:p text:style-name="P2">LIVE COUNTER FOR VISITORS TO THE WEBPAGE</text:p>
      <text:p text:style-name="Text_20_body"/>
      <text:p text:style-name="P1">Core concepts behind live-page-counter:</text:p>
      <text:list xml:id="list920181276756860859" text:style-name="L7">
        <text:list-item>
          <text:p text:style-name="P8"><text:span text:style-name="T6">Page presence: </text:span><text:span text:style-name="T8">Presence of a person on a page (browser tab must be in the foreground in that moment).</text:span></text:p>
        </text:list-item>
        <text:list-item>
          <text:p text:style-name="P8"><text:span text:style-name="T6">Page viewer counter: </text:span><text:span text:style-name="T8">Real-time counter of people present on a page.</text:span></text:p>
        </text:list-item>
        <text:list-item>
          <text:p text:style-name="P8"><text:span text:style-name="T6">Site viewer counter: </text:span><text:span text:style-name="T8">Real-time counter of people who are present on any page of the site.</text:span></text:p>
        </text:list-item>
      </text:list>
      <text:p text:style-name="Text_20_body"/>
      <text:p text:style-name="P4"><text:span text:style-name="T3">More specifically, different users are subjects that we can </text:span><text:span text:style-name="T4">subscribe </text:span><text:span text:style-name="T3">to, so that we get values </text:span><text:span text:style-name="T4">asynchronously</text:span><text:span text:style-name="T3">, which are reflected in the code.</text:span></text:p>
      <text:p text:style-name="Text_20_body"/>
      <text:p text:style-name="P4"><text:span text:style-name="T2">Visitor_counter_service:</text:span><text:span text:style-name="T5"> </text:span></text:p>
      <text:list xml:id="list4501692754959692755" text:style-name="L8">
        <text:list-item>
          <text:p text:style-name="P12"><text:span text:style-name="T8">Webpage (frontend) </text:span><text:span text:style-name="T6">[user interacts with the website here] </text:span></text:p>
        </text:list-item>
        <text:list-item>
          <text:p text:style-name="P12"><text:span text:style-name="T8">Django rest framework </text:span><text:span text:style-name="T6">[listens for new connections to the webpage]</text:span><text:span text:style-name="T8"> </text:span></text:p>
        </text:list-item>
        <text:list-item>
          <text:p text:style-name="P12"><text:span text:style-name="T8">subscribe counter </text:span><text:span text:style-name="T6">[global count of active viewers]</text:span></text:p>
        </text:list-item>
      </text:list>
      <text:p text:style-name="P13"/>
      <text:p text:style-name="P4"><text:span text:style-name="T3">When the page is opened in a single browser, the counter displays one. This is because only one browser tab has the webpage running in the </text:span><text:span text:style-name="T4">foreground</text:span><text:span text:style-name="T3">. In case you minimize it, the counter value decreases since the page is now a </text:span><text:span text:style-name="T4">background </text:span><text:span text:style-name="T3">process.</text:span></text:p>
      <text:p text:style-name="Text_20_body"/>
      <text:p text:style-name="P1">A page is considered visible if it is displayed in the foreground tab of a non-minimized window. Some browsers can even detect if the window is covered by a different application window and report it as non-visible in such a case.</text:p>
      <text:p text:style-name="Text_20_body"/>
      <text:p text:style-name="P4"><text:soft-page-break/><text:span text:style-name="T3">Now, if we deploy it on a </text:span><text:span text:style-name="T4">web server</text:span><text:span text:style-name="T5"> </text:span><text:span text:style-name="T3">(</text:span><text:span text:style-name="T2">haven’t been able to do it in the time constraint</text:span><text:span text:style-name="T3">), we can open the website across multiple browsers on multiple devices. We would then be able to see the counter value going higher and higher.</text:span></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8:44:43.920901023</meta:creation-date>
    <dc:date>2020-06-14T18:47:48.119586872</dc:date>
    <meta:editing-duration>PT3M4S</meta:editing-duration>
    <meta:editing-cycles>1</meta:editing-cycles>
    <meta:document-statistic meta:table-count="0" meta:image-count="0" meta:object-count="0" meta:page-count="3" meta:paragraph-count="38" meta:word-count="474" meta:character-count="3002" meta:non-whitespace-character-count="2571"/>
    <meta:generator>LibreOffice/5.1.6.2$Linux_X86_64 LibreOffice_project/10m0$Build-2</meta:generator>
  </office:meta>
</office:document-meta>
</file>